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#include&lt;string.h&gt;</text:p>
      <text:p text:style-name="Standard">struct node</text:p>
      <text:p text:style-name="Standard">{</text:p>
      <text:p text:style-name="Standard"><text:s/>int north,south,east,west;</text:p>
      <text:p text:style-name="Standard"><text:s/>char name[30];</text:p>
      <text:p text:style-name="Standard"><text:s/>struct node *next;</text:p>
      <text:p text:style-name="Standard">};</text:p>
      <text:p text:style-name="Standard">void create(struct node **st,char sn[30]);</text:p>
      <text:p text:style-name="Standard">void cal(struct node **st,int n);</text:p>
      <text:p text:style-name="Standard"/>
      <text:p text:style-name="Standard">int main()</text:p>
      <text:p text:style-name="Standard">{</text:p>
      <text:p text:style-name="Standard">int n,x,p,m,i;</text:p>
      <text:p text:style-name="Standard">struct node *signal=NULL;</text:p>
      <text:p text:style-name="Standard"/>
      <text:p text:style-name="Standard">//creating the signal linked list</text:p>
      <text:p text:style-name="Standard"><text:s/>create(&amp;signal,"PMG Square");</text:p>
      <text:p text:style-name="Standard"><text:s/>create(&amp;signal,"AG Square");</text:p>
      <text:p text:style-name="Standard"><text:s/>create(&amp;signal,"Airport Square");</text:p>
      <text:p text:style-name="Standard"><text:s/>create(&amp;signal,"Sishu Bhawan Square");</text:p>
      <text:p text:style-name="Standard"><text:s/>create(&amp;signal,"Raj Mahal Square");</text:p>
      <text:p text:style-name="Standard"><text:s/>create(&amp;signal,"Master Canteen Square");</text:p>
      <text:p text:style-name="Standard">printf("Some of the heavily crowded traffic signals of Bhubaneswar\n");</text:p>
      <text:p text:style-name="Standard">while(1) //performing the task accoring to the given choice</text:p>
      <text:p text:style-name="Standard">{</text:p>
      <text:p text:style-name="Standard">printf("___________________________________________________________________\n");</text:p>
      <text:p text:style-name="Standard">printf("\nenter the traffic post whose signal you want to manage\n");</text:p>
      <text:p text:style-name="Standard">printf("0. To exit\n");</text:p>
      <text:p text:style-name="Standard">printf("1. PMG Square\n");</text:p>
      <text:p text:style-name="Standard">printf("2. AG Square\n");</text:p>
      <text:p text:style-name="Standard">printf("3. Airport Square\n");</text:p>
      <text:p text:style-name="Standard">printf("4. Sishu Bhawan Square\n");</text:p>
      <text:p text:style-name="Standard">printf("5. Raj Mahal Square\n");</text:p>
      <text:p text:style-name="Standard">printf("6. Master Canteen Square\n");</text:p>
      <text:p text:style-name="Standard"/>
      <text:p text:style-name="Standard">scanf("%d",&amp;x);</text:p>
      <text:p text:style-name="Standard">printf("\n");</text:p>
      <text:p text:style-name="Standard">if(x==0)</text:p>
      <text:p text:style-name="Standard">break;</text:p>
      <text:p text:style-name="Standard"><text:s/>switch(x)</text:p>
      <text:p text:style-name="Standard"><text:s/>{</text:p>
      <text:p text:style-name="Standard"><text:s/>case 1:</text:p>
      <text:p text:style-name="Standard"><text:s/>cal(&amp;signal,x);</text:p>
      <text:p text:style-name="Standard"><text:s/>break;</text:p>
      <text:p text:style-name="Standard"><text:s/>case 2:</text:p>
      <text:p text:style-name="Standard"><text:s/>cal(&amp;signal,x);</text:p>
      <text:p text:style-name="Standard"><text:s/>break;</text:p>
      <text:p text:style-name="Standard"><text:s/>case 3:</text:p>
      <text:p text:style-name="Standard"><text:s/>cal(&amp;signal,x);</text:p>
      <text:p text:style-name="Standard"><text:s/>break;</text:p>
      <text:p text:style-name="Standard"><text:soft-page-break/><text:s/>case 4:</text:p>
      <text:p text:style-name="Standard"><text:s/>cal(&amp;signal,x);</text:p>
      <text:p text:style-name="Standard"><text:s/>break;</text:p>
      <text:p text:style-name="Standard"><text:s/>case 5:</text:p>
      <text:p text:style-name="Standard"><text:s/>cal(&amp;signal,x);</text:p>
      <text:p text:style-name="Standard"><text:s/>break;</text:p>
      <text:p text:style-name="Standard"><text:s/>case 6:</text:p>
      <text:p text:style-name="Standard"><text:s/>cal(&amp;signal,x);</text:p>
      <text:p text:style-name="Standard"><text:s/>break;</text:p>
      <text:p text:style-name="Standard"><text:s/>default:</text:p>
      <text:p text:style-name="Standard"><text:s/>printf("wrong input\n");</text:p>
      <text:p text:style-name="Standard"><text:s/>break;</text:p>
      <text:p text:style-name="Standard"><text:s/>}</text:p>
      <text:p text:style-name="Standard">}</text:p>
      <text:p text:style-name="Standard">return 0;</text:p>
      <text:p text:style-name="Standard">}</text:p>
      <text:p text:style-name="Standard">void cal(struct node **st,int n)</text:p>
      <text:p text:style-name="Standard">{</text:p>
      <text:p text:style-name="Standard"><text:s/>int i=1,d,time;</text:p>
      <text:p text:style-name="Standard"><text:s/>struct node *t1=*st;</text:p>
      <text:p text:style-name="Standard"><text:s/>while(i!=n)</text:p>
      <text:p text:style-name="Standard"><text:s/>{</text:p>
      <text:p text:style-name="Standard"><text:s text:c="2"/>t1=t1-&gt;next;</text:p>
      <text:p text:style-name="Standard"><text:s text:c="2"/>i++;</text:p>
      <text:p text:style-name="Standard"><text:s/>}</text:p>
      <text:p text:style-name="Standard"><text:s/></text:p>
      <text:p text:style-name="Standard"><text:s/>//check through the sensor how long the traffic is at a particular direction starting from east(then south, west and finally north)</text:p>
      <text:p text:style-name="Standard"><text:s/>for(i=1;i&lt;=4;i++)</text:p>
      <text:p text:style-name="Standard"><text:s/>{</text:p>
      <text:p text:style-name="Standard"><text:s text:c="2"/>switch(i)</text:p>
      <text:p text:style-name="Standard"><text:s text:c="2"/>{</text:p>
      <text:p text:style-name="Standard"><text:s text:c="3"/>case 1:</text:p>
      <text:p text:style-name="Standard"><text:s text:c="3"/>printf("taking the input for the length of traffic of east side of %s\n",t1-&gt;name);</text:p>
      <text:p text:style-name="Standard"><text:s text:c="3"/>//this input is actually taken through the sensors few seconds before the signal is turned green</text:p>
      <text:p text:style-name="Standard"><text:s text:c="3"/>scanf("%d",&amp;(t1-&gt;east));</text:p>
      <text:p text:style-name="Standard"><text:s text:c="3"/>d=t1-&gt;east;</text:p>
      <text:p text:style-name="Standard"><text:s text:c="3"/>if(d&lt;10)</text:p>
      <text:p text:style-name="Standard"><text:s text:c="4"/>time=20;</text:p>
      <text:p text:style-name="Standard"><text:s text:c="3"/>else if(d&gt;10 &amp;&amp; d&lt;20)</text:p>
      <text:p text:style-name="Standard"><text:s text:c="4"/>time=25;</text:p>
      <text:p text:style-name="Standard"><text:s text:c="3"/>else if(d&gt;20 &amp;&amp; d&lt;30)</text:p>
      <text:p text:style-name="Standard"><text:s text:c="4"/>time=30;</text:p>
      <text:p text:style-name="Standard"><text:s text:c="3"/>else if(d&gt;30 &amp;&amp; d&lt;40)</text:p>
      <text:p text:style-name="Standard"><text:s text:c="4"/>time=40;</text:p>
      <text:p text:style-name="Standard"><text:s text:c="3"/>else if(d&gt;40 &amp;&amp; d&lt;50)</text:p>
      <text:p text:style-name="Standard"><text:s text:c="4"/>time=50;</text:p>
      <text:p text:style-name="Standard"><text:s text:c="3"/>else</text:p>
      <text:p text:style-name="Standard"><text:s text:c="4"/>time=65;</text:p>
      <text:p text:style-name="Standard"><text:s text:c="3"/>printf("the time that is allocated to this direction is %d seconds\n",time);</text:p>
      <text:p text:style-name="Standard"><text:s text:c="3"/>break;</text:p>
      <text:p text:style-name="Standard"><text:s text:c="3"/>case 2:</text:p>
      <text:p text:style-name="Standard"><text:soft-page-break/><text:s text:c="3"/>printf("taking the input for the length of traffic of south side of %s\n",t1-&gt;name);</text:p>
      <text:p text:style-name="Standard"><text:s text:c="3"/>//this input is actually taken through the sensors few seconds before the signal is turned green</text:p>
      <text:p text:style-name="Standard"><text:s text:c="3"/>scanf("%d",&amp;(t1-&gt;south));</text:p>
      <text:p text:style-name="Standard"><text:s text:c="3"/>d=t1-&gt;south;</text:p>
      <text:p text:style-name="Standard"><text:s text:c="3"/>if(d&lt;10)</text:p>
      <text:p text:style-name="Standard"><text:s text:c="4"/>time=20;</text:p>
      <text:p text:style-name="Standard"><text:s text:c="3"/>else if(d&gt;10 &amp;&amp; d&lt;20)</text:p>
      <text:p text:style-name="Standard"><text:s text:c="4"/>time=25;</text:p>
      <text:p text:style-name="Standard"><text:s text:c="3"/>else if(d&gt;20 &amp;&amp; d&lt;30)</text:p>
      <text:p text:style-name="Standard"><text:s text:c="4"/>time=30;</text:p>
      <text:p text:style-name="Standard"><text:s text:c="3"/>else if(d&gt;30 &amp;&amp; d&lt;40)</text:p>
      <text:p text:style-name="Standard"><text:s text:c="4"/>time=40;</text:p>
      <text:p text:style-name="Standard"><text:s text:c="3"/>else if(d&gt;40 &amp;&amp; d&lt;50)</text:p>
      <text:p text:style-name="Standard"><text:s text:c="4"/>time=50;</text:p>
      <text:p text:style-name="Standard"><text:s text:c="3"/>else</text:p>
      <text:p text:style-name="Standard"><text:s text:c="4"/>time=65;</text:p>
      <text:p text:style-name="Standard"><text:s text:c="3"/>printf("the time that is allocated to this direction is %d seconds\n",time);</text:p>
      <text:p text:style-name="Standard"><text:s text:c="3"/>break;</text:p>
      <text:p text:style-name="Standard"><text:s text:c="3"/>case 3:</text:p>
      <text:p text:style-name="Standard"><text:s text:c="3"/>printf("taking the input for the length of traffic of west side of %s\n",t1-&gt;name);</text:p>
      <text:p text:style-name="Standard"><text:s text:c="3"/>//this input is actually taken through the sensors few seconds before the signal is turned green</text:p>
      <text:p text:style-name="Standard"><text:s text:c="3"/>scanf("%d",&amp;(t1-&gt;west));</text:p>
      <text:p text:style-name="Standard"><text:s text:c="3"/>d=t1-&gt;west;</text:p>
      <text:p text:style-name="Standard"><text:s text:c="3"/>if(d&lt;10)</text:p>
      <text:p text:style-name="Standard"><text:s text:c="4"/>time=20;</text:p>
      <text:p text:style-name="Standard"><text:s text:c="3"/>else if(d&gt;10 &amp;&amp; d&lt;20)</text:p>
      <text:p text:style-name="Standard"><text:s text:c="4"/>time=25;</text:p>
      <text:p text:style-name="Standard"><text:s text:c="3"/>else if(d&gt;20 &amp;&amp; d&lt;30)</text:p>
      <text:p text:style-name="Standard"><text:s text:c="4"/>time=30;</text:p>
      <text:p text:style-name="Standard"><text:s text:c="3"/>else if(d&gt;30 &amp;&amp; d&lt;40)</text:p>
      <text:p text:style-name="Standard"><text:s text:c="4"/>time=40;</text:p>
      <text:p text:style-name="Standard"><text:s text:c="3"/>else if(d&gt;40 &amp;&amp; d&lt;50)</text:p>
      <text:p text:style-name="Standard"><text:s text:c="4"/>time=50;</text:p>
      <text:p text:style-name="Standard"><text:s text:c="3"/>else</text:p>
      <text:p text:style-name="Standard"><text:s text:c="4"/>time=65;</text:p>
      <text:p text:style-name="Standard"><text:s text:c="3"/>printf("the time that is allocated to this direction is %d seconds\n",time);</text:p>
      <text:p text:style-name="Standard"><text:s text:c="3"/>break;</text:p>
      <text:p text:style-name="Standard"><text:s text:c="3"/>case 4:</text:p>
      <text:p text:style-name="Standard"><text:s text:c="3"/>printf("taking the input for the length of traffic of north side of %s\n",t1-&gt;name);</text:p>
      <text:p text:style-name="Standard"><text:s text:c="3"/>//this input is actually taken through the sensors few seconds before the signal is turned green</text:p>
      <text:p text:style-name="Standard"><text:s text:c="3"/>scanf("%d",&amp;(t1-&gt;north));</text:p>
      <text:p text:style-name="Standard"><text:s text:c="3"/>d=t1-&gt;north;</text:p>
      <text:p text:style-name="Standard"><text:s text:c="3"/>if(d&lt;10)</text:p>
      <text:p text:style-name="Standard"><text:s text:c="4"/>time=20;</text:p>
      <text:p text:style-name="Standard"><text:s text:c="3"/>else if(d&gt;10 &amp;&amp; d&lt;20)</text:p>
      <text:p text:style-name="Standard"><text:s text:c="4"/>time=25;</text:p>
      <text:p text:style-name="Standard"><text:s text:c="3"/>else if(d&gt;20 &amp;&amp; d&lt;30)</text:p>
      <text:p text:style-name="Standard"><text:s text:c="4"/>time=30;</text:p>
      <text:p text:style-name="Standard"><text:s text:c="3"/>else if(d&gt;30 &amp;&amp; d&lt;40)</text:p>
      <text:p text:style-name="Standard"><text:s text:c="4"/>time=40;</text:p>
      <text:p text:style-name="Standard"><text:s text:c="3"/>else if(d&gt;40 &amp;&amp; d&lt;50)</text:p>
      <text:p text:style-name="Standard"><text:s text:c="4"/>time=50;</text:p>
      <text:p text:style-name="Standard"><text:soft-page-break/><text:s text:c="3"/>else</text:p>
      <text:p text:style-name="Standard"><text:s text:c="4"/>time=65;</text:p>
      <text:p text:style-name="Standard"><text:s text:c="3"/>printf("the time that is allocated to this direction is %d seconds\n",time);</text:p>
      <text:p text:style-name="Standard"><text:s text:c="3"/>break;</text:p>
      <text:p text:style-name="Standard"><text:s text:c="2"/>}</text:p>
      <text:p text:style-name="Standard"><text:s text:c="2"/>printf("\n");</text:p>
      <text:p text:style-name="Standard"><text:s/>}</text:p>
      <text:p text:style-name="Standard">}</text:p>
      <text:p text:style-name="Standard">void create(struct node **st,char sn[30])</text:p>
      <text:p text:style-name="Standard">{</text:p>
      <text:p text:style-name="Standard"><text:s/>struct node *new=(struct node*)malloc(sizeof(struct node));</text:p>
      <text:p text:style-name="Standard"><text:s/>strcpy(new-&gt;name,sn);</text:p>
      <text:p text:style-name="Standard"><text:s/>new-&gt;east=0;</text:p>
      <text:p text:style-name="Standard"><text:s/>new-&gt;south=0;</text:p>
      <text:p text:style-name="Standard"><text:s/>new-&gt;west=0;</text:p>
      <text:p text:style-name="Standard"><text:s/>new-&gt;north=0;</text:p>
      <text:p text:style-name="Standard"><text:s/>new-&gt;next=NULL;</text:p>
      <text:p text:style-name="Standard"><text:s/>struct node *t1=*st;</text:p>
      <text:p text:style-name="Standard"><text:s/>if(*st==NULL)</text:p>
      <text:p text:style-name="Standard"><text:s/>*st=new;</text:p>
      <text:p text:style-name="Standard"><text:s/>else</text:p>
      <text:p text:style-name="Standard"><text:s/>{</text:p>
      <text:p text:style-name="Standard"><text:s text:c="2"/>while(t1-&gt;next!=NULL)</text:p>
      <text:p text:style-name="Standard"><text:s text:c="2"/>t1=t1-&gt;next;</text:p>
      <text:p text:style-name="Standard"><text:s text:c="2"/>t1-&gt;next=new;</text:p>
      <text:p text:style-name="Standard"><text:s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1:10:36.524903018</meta:creation-date>
    <dc:date>2021-11-18T21:10:56.803049297</dc:date>
    <meta:editing-duration>PT20S</meta:editing-duration>
    <meta:editing-cycles>1</meta:editing-cycles>
    <meta:document-statistic meta:table-count="0" meta:image-count="0" meta:object-count="0" meta:page-count="4" meta:paragraph-count="179" meta:word-count="495" meta:character-count="3917" meta:non-whitespace-character-count="3274"/>
    <meta:generator>LibreOffice/6.4.5.2$Linux_X86_64 LibreOffice_project/40$Build-2</meta:generator>
  </office:meta>
</office:document-meta>
</file>